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afting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I don't lik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way parts are obtained is weak</text:p>
              </text:list-item>
              <text:list-item>
                <text:p>High complexity with little return</text:p>
              </text:list-item>
              <text:list-item>
                <text:p>End result of crafting is not obvious</text:p>
              </text:list-item>
              <text:list-item>
                <text:p>Crafting feels meaningless</text:p>
              </text:list-item>
              <text:list-item>
                <text:p>The "press to speed up crafting" mechanic is poorly explained and implemen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5M23S</meta:editing-duration>
    <meta:editing-cycles>6</meta:editing-cycles>
    <meta:generator>OpenOffice/4.1.14$Win32 OpenOffice.org_project/4114m1$Build-9811</meta:generator>
    <dc:date>2024-05-10T21:33:49.91</dc:date>
    <dc:creator>Dominik </dc:creator>
    <meta:document-statistic meta:object-count="29"/>
  </office:meta>
</office:document-meta>
</file>